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asper41Mangler.mapJspToJavaName( File jspFil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8">
            <text:p text:style-name="Table_20_Contents">8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Jasper41Mangler.mangleChar( char ch )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Jasper41Mangler.mapPath( String 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